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ähler</text:p>
      <text:p text:style-name="P1"/>
      <text:p text:style-name="P1">Wir haben darüber hinaus einen Zähler aufgebaut, der zur Aufzählung dient.</text:p>
      <text:p text:style-name="P1">Der Zähler besteht aus einem Dividierwerk als Eingang und 8 LEDs als Ausgänge. Am Anfang soll die LED0 geleitet und die andere aus, deshalb wird der LED0 den Anfangswert '1' zugewiesen, wobei die anderen den Wert '0'.</text:p>
      <text:p text:style-name="P1"/>
      <text:p text:style-name="P1">In der Architektur des Zählers definieren wir eine Variable i als Iterator. Der Wertbereich von i beträgt die ganze Zahlen von 0 bis 7. Wenn der clock_divider von L-Pegel auf H-Pegel wechselt, wird den Wert von i geprüft. Falls i gleich 0, dann wird LED0 den Wert '0' und LED1 den Wert '1' zugewiesen, d.h die LED0 wird ausgeschaltet und die LED1 wird an. Danach wird sich i um 1 addieren. Analog zu i gleich 1 bis 6. Mann sollte berücksichtigen, dass bei i gleich 7 die LED7 den Wert '0' und die LED0 den Wert '1' zugewiesen werden, damit einen Zyklus aufgebaut wird.</text:p>
      <text:p text:style-name="P1"/>
      <text:p text:style-name="P1">Die rising_edge Funktion ist eine Funktion in der std_logic_1164 Bibliothek. Sie detektiert die steigende Kante von einem std_ulogic oder std_logic Signal. Sie gibt true zurück, wenn das Signal vom L-Pegel auf H-Pegel wechs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ong Shen</meta:initial-creator>
    <meta:creation-date>2017-07-14T15:08:08</meta:creation-date>
    <dc:date>2017-07-16T18:33:34</dc:date>
    <dc:creator>Chong Shen</dc:creator>
    <meta:editing-duration>PT9H29M51S</meta:editing-duration>
    <meta:editing-cycles>8</meta:editing-cycles>
    <meta:generator>OpenOffice/4.1.3$Unix OpenOffice.org_project/413m1$Build-9783</meta:generator>
    <meta:document-statistic meta:table-count="0" meta:image-count="0" meta:object-count="0" meta:page-count="1" meta:paragraph-count="5" meta:word-count="186" meta:character-count="1092"/>
  </office:meta>
</office:document-meta>
</file>